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1.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4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1.077cm"/>
    </style:style>
    <style:style style:name="gr12" style:family="graphic" style:parent-style-name="standard">
      <style:graphic-properties draw:stroke="none" svg:stroke-color="#000000" draw:fill="none" draw:fill-color="#ffffff" fo:min-height="2.3cm"/>
    </style:style>
    <style:style style:name="gr13" style:family="graphic" style:parent-style-name="standard">
      <style:graphic-properties draw:stroke="none" svg:stroke-color="#000000" draw:fill="none" draw:fill-color="#ffffff" fo:min-height="2.8cm"/>
    </style:style>
    <style:style style:name="gr14" style:family="graphic" style:parent-style-name="standard">
      <style:graphic-properties draw:stroke="none" svg:stroke-color="#000000" draw:fill="none" draw:fill-color="#ffffff" fo:min-height="4.9cm"/>
    </style:style>
    <style:style style:name="gr15" style:family="graphic" style:parent-style-name="standard">
      <style:graphic-properties draw:stroke="none" svg:stroke-color="#000000" draw:fill="none" draw:fill-color="#ffffff" fo:min-height="2.45cm"/>
    </style:style>
    <style:style style:name="gr16" style:family="graphic" style:parent-style-name="standard">
      <style:graphic-properties draw:stroke="none" svg:stroke-color="#000000" draw:fill="none" draw:fill-color="#ffffff" fo:min-height="2.6cm"/>
    </style:style>
    <style:style style:name="gr17" style:family="graphic" style:parent-style-name="standard">
      <style:graphic-properties draw:stroke="none" svg:stroke-color="#000000" draw:fill="none" draw:fill-color="#ffffff" fo:min-height="1.101cm"/>
    </style:style>
    <style:style style:name="gr18" style:family="graphic" style:parent-style-name="standard">
      <style:graphic-properties draw:stroke="none" svg:stroke-color="#000000" draw:fill="none" draw:fill-color="#ffffff" fo:min-height="1.102cm"/>
    </style:style>
    <style:style style:name="gr19" style:family="graphic" style:parent-style-name="standard">
      <style:graphic-properties draw:stroke="none" svg:stroke-color="#000000" draw:fill="none" draw:fill-color="#ffffff" fo:min-height="1.45cm"/>
    </style:style>
    <style:style style:name="gr20" style:family="graphic" style:parent-style-name="standard">
      <style:graphic-properties draw:stroke="none" svg:stroke-color="#000000" draw:fill="none" draw:fill-color="#ffffff" fo:min-height="1.25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4.1cm" svg:height="3.9cm" draw:transform="rotate (1.5707963267949) translate (8.4cm 12.6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9.8cm" svg:x2="8.4cm" svg:y2="9.8cm">
          <text:p/>
        </draw:line>
        <draw:line draw:style-name="gr2" draw:text-style-name="P1" draw:layer="layout" svg:x1="4.3cm" svg:y1="11.4cm" svg:x2="8.4cm" svg:y2="11.4cm">
          <text:p/>
        </draw:line>
        <draw:line draw:style-name="gr2" draw:text-style-name="P1" draw:layer="layout" svg:x1="12.3cm" svg:y1="10.5cm" svg:x2="16.4cm" svg:y2="10.5cm">
          <text:p/>
        </draw:line>
        <draw:line draw:style-name="gr2" draw:text-style-name="P1" draw:layer="layout" svg:x1="13.4cm" svg:y1="10.5cm" svg:x2="13.4cm" svg:y2="6.6cm">
          <text:p/>
        </draw:line>
        <draw:frame draw:style-name="gr3" draw:text-style-name="P2" draw:layer="layout" svg:width="2.1cm" svg:height="1.55cm" svg:x="8.6cm" svg:y="9.05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65cm">
          <draw:text-box>
            <text:p>V<text:span text:style-name="T2">out</text:span> </text:p>
          </draw:text-box>
        </draw:frame>
        <draw:line draw:style-name="gr2" draw:text-style-name="P1" draw:layer="layout" svg:x1="8.7cm" svg:y1="6.6cm" svg:x2="6.706cm" svg:y2="6.553cm">
          <text:p/>
        </draw:line>
        <draw:line draw:style-name="gr2" draw:text-style-name="P1" draw:layer="layout" svg:x1="6.7cm" svg:y1="9.8cm" svg:x2="6.7cm" svg:y2="6.6cm">
          <text:p/>
        </draw:line>
        <draw:line draw:style-name="gr2" draw:text-style-name="P1" draw:layer="layout" svg:x1="13.494cm" svg:y1="6.6cm" svg:x2="10.9cm" svg:y2="6.553cm">
          <text:p/>
        </draw:line>
        <draw:custom-shape draw:style-name="gr5" draw:text-style-name="P1" draw:layer="layout" svg:width="2.3cm" svg:height="1cm" svg:x="8.7cm" svg:y="6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8.9cm" svg:y="4.8cm">
          <draw:text-box>
            <text:p>R<text:span text:style-name="T2">2</text:span> </text:p>
          </draw:text-box>
        </draw:frame>
        <draw:frame draw:style-name="gr4" draw:layer="layout" svg:width="2.3cm" svg:height="1.95cm" svg:x="3.9cm" svg:y="8.05cm">
          <draw:text-box>
            <text:p>R<text:span text:style-name="T2">1</text:span> </text:p>
          </draw:text-box>
        </draw:frame>
        <draw:custom-shape draw:style-name="gr5" draw:text-style-name="P1" draw:layer="layout" svg:width="2.3cm" svg:height="1cm" svg:x="3.7cm" svg:y="9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cm" svg:x2="3.7cm" svg:y2="9.8cm">
          <text:p/>
        </draw:line>
        <draw:line draw:style-name="gr2" draw:text-style-name="P1" draw:layer="layout" svg:x1="4.3cm" svg:y1="11.4cm" svg:x2="4.3cm" svg:y2="14cm">
          <text:p/>
        </draw:line>
        <draw:line draw:style-name="gr2" draw:text-style-name="P1" draw:layer="layout" svg:x1="3.6cm" svg:y1="14cm" svg:x2="5.2cm" svg:y2="14cm">
          <text:p/>
        </draw:line>
        <draw:line draw:style-name="gr2" draw:text-style-name="P1" draw:layer="layout" svg:x1="3.9cm" svg:y1="14.3cm" svg:x2="4.9cm" svg:y2="14.3cm">
          <text:p/>
        </draw:line>
        <draw:line draw:style-name="gr2" draw:text-style-name="P1" draw:layer="layout" svg:x1="4.1cm" svg:y1="14.6cm" svg:x2="4.8cm" svg:y2="14.6cm">
          <text:p/>
        </draw:line>
        <draw:frame draw:style-name="gr4" draw:layer="layout" svg:width="2.3cm" svg:height="1.95cm" svg:x="2.9cm" svg:y="7.1cm">
          <draw:text-box>
            <text:p>I<text:span text:style-name="T2">1</text:span> </text:p>
          </draw:text-box>
        </draw:frame>
        <draw:line draw:style-name="gr6" draw:text-style-name="P1" draw:layer="layout" svg:x1="2.1cm" svg:y1="6.8cm" svg:x2="5.2cm" svg:y2="6.8cm">
          <text:p/>
        </draw:line>
        <draw:frame draw:style-name="gr7" draw:layer="layout" svg:width="7.9cm" svg:height="2.65cm" svg:x="2cm" svg:y="2cm">
          <draw:text-box>
            <text:p>Tehtävä 1.</text:p>
            <text:p/>
            <text:p>a)</text:p>
          </draw:text-box>
        </draw:frame>
        <draw:frame draw:style-name="gr4" draw:layer="layout" svg:width="2.3cm" svg:height="1.95cm" svg:x="11.4cm" svg:y="4.9cm">
          <draw:text-box>
            <text:p>I<text:span text:style-name="T2">2</text:span> </text:p>
          </draw:text-box>
        </draw:frame>
        <draw:line draw:style-name="gr6" draw:text-style-name="P1" draw:layer="layout" svg:x1="13cm" svg:y1="4.7cm" svg:x2="9.9cm" svg:y2="4.7cm">
          <text:p/>
        </draw:line>
      </draw:page>
      <draw:page draw:name="page2" draw:style-name="dp1" draw:master-page-name="Oletus">
        <draw:custom-shape draw:style-name="gr1" draw:text-style-name="P1" draw:layer="layout" svg:width="4.1cm" svg:height="3.9cm" draw:transform="rotate (1.5707963267949) translate (8.4cm 12.60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3cm" svg:y1="9.8cm" svg:x2="8.4cm" svg:y2="9.801cm">
          <text:p/>
        </draw:line>
        <draw:line draw:style-name="gr2" draw:text-style-name="P1" draw:layer="layout" svg:x1="6.9cm" svg:y1="11.4cm" svg:x2="8.4cm" svg:y2="11.401cm">
          <text:p/>
        </draw:line>
        <draw:line draw:style-name="gr2" draw:text-style-name="P1" draw:layer="layout" svg:x1="12.3cm" svg:y1="10.501cm" svg:x2="16.4cm" svg:y2="10.501cm">
          <text:p/>
        </draw:line>
        <draw:line draw:style-name="gr2" draw:text-style-name="P1" draw:layer="layout" svg:x1="14.3cm" svg:y1="14.9cm" svg:x2="14.3cm" svg:y2="13.7cm">
          <text:p/>
        </draw:line>
        <draw:frame draw:style-name="gr3" draw:text-style-name="P2" draw:layer="layout" svg:width="2.1cm" svg:height="1.55cm" svg:x="8.6cm" svg:y="9.051cm">
          <draw:text-box>
            <text:p text:style-name="P2"><text:span text:style-name="T1">+</text:span></text:p>
          </draw:text-box>
        </draw:frame>
        <draw:frame draw:style-name="gr3" draw:text-style-name="P2" draw:layer="layout" svg:width="2.1cm" svg:height="1.55cm" svg:x="8.6cm" svg:y="10.501cm">
          <draw:text-box>
            <text:p text:style-name="P2"><text:span text:style-name="T1">-</text:span></text:p>
          </draw:text-box>
        </draw:frame>
        <draw:frame draw:style-name="gr4" draw:layer="layout" svg:width="2.3cm" svg:height="1.95cm" svg:x="1.6cm" svg:y="8.55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651cm">
          <draw:text-box>
            <text:p>V<text:span text:style-name="T2">out</text:span> </text:p>
          </draw:text-box>
        </draw:frame>
        <draw:line draw:style-name="gr2" draw:text-style-name="P1" draw:layer="layout" svg:x1="6.9cm" svg:y1="14.3cm" svg:x2="6.9cm" svg:y2="11.4cm">
          <text:p/>
        </draw:line>
        <draw:line draw:style-name="gr2" draw:text-style-name="P1" draw:layer="layout" svg:x1="14.3cm" svg:y1="14.4cm" svg:x2="6.9cm" svg:y2="14.3cm">
          <text:p/>
        </draw:line>
        <draw:custom-shape draw:style-name="gr5" draw:text-style-name="P1" draw:layer="layout" svg:width="2.3cm" svg:height="1cm" draw:transform="rotate (1.5707963267949) translate (13.8cm 17.2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cm" svg:y1="17.2cm" svg:x2="14.4cm" svg:y2="19.8cm">
          <text:p/>
        </draw:line>
        <draw:line draw:style-name="gr2" draw:text-style-name="P1" draw:layer="layout" svg:x1="13.7cm" svg:y1="19.8cm" svg:x2="15.3cm" svg:y2="19.8cm">
          <text:p/>
        </draw:line>
        <draw:line draw:style-name="gr2" draw:text-style-name="P1" draw:layer="layout" svg:x1="14cm" svg:y1="20.1cm" svg:x2="15cm" svg:y2="20.1cm">
          <text:p/>
        </draw:line>
        <draw:line draw:style-name="gr2" draw:text-style-name="P1" draw:layer="layout" svg:x1="14.2cm" svg:y1="20.4cm" svg:x2="14.9cm" svg:y2="20.4cm">
          <text:p/>
        </draw:line>
        <draw:frame draw:style-name="gr7" draw:layer="layout" svg:width="7.9cm" svg:height="2.65cm" svg:x="2cm" svg:y="2.001cm">
          <draw:text-box>
            <text:p>b)</text:p>
          </draw:text-box>
        </draw:frame>
        <draw:custom-shape draw:style-name="gr5" draw:text-style-name="P1" draw:layer="layout" svg:width="2.3cm" svg:height="1cm" draw:transform="rotate (1.5707963267949) translate (13.771cm 13.764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cm" svg:y1="10.5cm" svg:x2="14.2cm" svg:y2="11.5cm">
          <text:p/>
        </draw:line>
        <draw:frame draw:style-name="gr8" draw:layer="layout" svg:width="2.3cm" svg:height="1.75cm" svg:x="15.1cm" svg:y="11.7cm">
          <draw:text-box>
            <text:p>R<text:span text:style-name="T3">2</text:span> </text:p>
          </draw:text-box>
        </draw:frame>
        <draw:frame draw:style-name="gr8" draw:layer="layout" svg:width="2.3cm" svg:height="1.75cm" svg:x="15.1cm" svg:y="15.4cm">
          <draw:text-box>
            <text:p>R<text:span text:style-name="T3">1</text:span> </text:p>
          </draw:text-box>
        </draw:frame>
      </draw:page>
      <draw:page draw:name="page3" draw:style-name="dp1" draw:master-page-name="Oletus">
        <draw:custom-shape draw:style-name="gr1" draw:text-style-name="P1" draw:layer="layout" svg:width="4.1cm" svg:height="3.9cm" draw:transform="rotate (1.5707963267949) translate (8.4cm 12.6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3cm" svg:y1="9.802cm" svg:x2="8.4cm" svg:y2="9.803cm">
          <text:p/>
        </draw:line>
        <draw:line draw:style-name="gr2" draw:text-style-name="P1" draw:layer="layout" svg:x1="6.9cm" svg:y1="11.4cm" svg:x2="8.4cm" svg:y2="11.403cm">
          <text:p/>
        </draw:line>
        <draw:line draw:style-name="gr2" draw:text-style-name="P1" draw:layer="layout" svg:x1="12.3cm" svg:y1="10.503cm" svg:x2="16.4cm" svg:y2="10.503cm">
          <text:p/>
        </draw:line>
        <draw:frame draw:style-name="gr3" draw:text-style-name="P2" draw:layer="layout" svg:width="2.1cm" svg:height="1.55cm" svg:x="8.6cm" svg:y="9.053cm">
          <draw:text-box>
            <text:p text:style-name="P2"><text:span text:style-name="T1">+</text:span></text:p>
          </draw:text-box>
        </draw:frame>
        <draw:frame draw:style-name="gr3" draw:text-style-name="P2" draw:layer="layout" svg:width="2.1cm" svg:height="1.55cm" svg:x="8.6cm" svg:y="10.503cm">
          <draw:text-box>
            <text:p text:style-name="P2"><text:span text:style-name="T1">-</text:span></text:p>
          </draw:text-box>
        </draw:frame>
        <draw:frame draw:style-name="gr4" draw:layer="layout" svg:width="2.3cm" svg:height="1.95cm" svg:x="1.6cm" svg:y="8.552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653cm">
          <draw:text-box>
            <text:p>V<text:span text:style-name="T2">out</text:span> </text:p>
          </draw:text-box>
        </draw:frame>
        <draw:line draw:style-name="gr2" draw:text-style-name="P1" draw:layer="layout" svg:x1="6.9cm" svg:y1="14.302cm" svg:x2="6.9cm" svg:y2="11.402cm">
          <text:p/>
        </draw:line>
        <draw:line draw:style-name="gr2" draw:text-style-name="P1" draw:layer="layout" svg:x1="14.3cm" svg:y1="14.402cm" svg:x2="6.9cm" svg:y2="14.302cm">
          <text:p/>
        </draw:line>
        <draw:line draw:style-name="gr2" draw:text-style-name="P1" draw:layer="layout" svg:x1="14.2cm" svg:y1="10.502cm" svg:x2="14.3cm" svg:y2="14.4cm">
          <text:p/>
        </draw:line>
      </draw:page>
      <draw:page draw:name="page4" draw:style-name="dp1" draw:master-page-name="Oletus">
        <draw:custom-shape draw:style-name="gr1" draw:text-style-name="P1" draw:layer="layout" svg:width="4.1cm" svg:height="3.9cm" draw:transform="rotate (1.5707963267949) translate (8.4cm 12.60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3cm" svg:y1="9.804cm" svg:x2="8.4cm" svg:y2="9.805cm">
          <text:p/>
        </draw:line>
        <draw:line draw:style-name="gr2" draw:text-style-name="P1" draw:layer="layout" svg:x1="6.9cm" svg:y1="11.402cm" svg:x2="8.4cm" svg:y2="11.405cm">
          <text:p/>
        </draw:line>
        <draw:line draw:style-name="gr2" draw:text-style-name="P1" draw:layer="layout" svg:x1="12.3cm" svg:y1="10.505cm" svg:x2="16.4cm" svg:y2="10.505cm">
          <text:p/>
        </draw:line>
        <draw:frame draw:style-name="gr3" draw:text-style-name="P2" draw:layer="layout" svg:width="2.1cm" svg:height="1.55cm" svg:x="8.6cm" svg:y="9.055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05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6cm" svg:y="8.554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655cm">
          <draw:text-box>
            <text:p>V<text:span text:style-name="T2">out</text:span> </text:p>
          </draw:text-box>
        </draw:frame>
        <draw:line draw:style-name="gr2" draw:text-style-name="P1" draw:layer="layout" svg:x1="6.9cm" svg:y1="14.304cm" svg:x2="6.9cm" svg:y2="11.404cm">
          <text:p/>
        </draw:line>
        <draw:frame draw:style-name="gr9" draw:layer="layout" svg:width="11.1cm" svg:height="2.75cm" svg:x="3.1cm" svg:y="2.3cm">
          <draw:text-box>
            <text:p>Tehtävä 2.</text:p>
            <text:p/>
            <text:p>a) Komparaattori</text:p>
          </draw:text-box>
        </draw:frame>
        <draw:line draw:style-name="gr2" draw:text-style-name="P1" draw:layer="layout" svg:x1="6.1cm" svg:y1="14.3cm" svg:x2="7.7cm" svg:y2="14.3cm">
          <text:p/>
        </draw:line>
        <draw:line draw:style-name="gr2" draw:text-style-name="P1" draw:layer="layout" svg:x1="6.4cm" svg:y1="14.6cm" svg:x2="7.4cm" svg:y2="14.6cm">
          <text:p/>
        </draw:line>
        <draw:line draw:style-name="gr2" draw:text-style-name="P1" draw:layer="layout" svg:x1="6.6cm" svg:y1="14.9cm" svg:x2="7.3cm" svg:y2="14.9cm">
          <text:p/>
        </draw:line>
      </draw:page>
      <draw:page draw:name="page5" draw:style-name="dp1" draw:master-page-name="Oletus">
        <draw:custom-shape draw:style-name="gr1" draw:text-style-name="P1" draw:layer="layout" svg:width="4.1cm" svg:height="3.9cm" draw:transform="rotate (1.5707963267949) translate (8.4cm 12.676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9.876cm" svg:x2="8.4cm" svg:y2="9.876cm">
          <text:p/>
        </draw:line>
        <draw:line draw:style-name="gr2" draw:text-style-name="P1" draw:layer="layout" svg:x1="4.3cm" svg:y1="11.476cm" svg:x2="8.4cm" svg:y2="11.476cm">
          <text:p/>
        </draw:line>
        <draw:line draw:style-name="gr2" draw:text-style-name="P1" draw:layer="layout" svg:x1="12.3cm" svg:y1="10.576cm" svg:x2="16.4cm" svg:y2="10.576cm">
          <text:p/>
        </draw:line>
        <draw:line draw:style-name="gr2" draw:text-style-name="P1" draw:layer="layout" svg:x1="13.4cm" svg:y1="10.576cm" svg:x2="13.4cm" svg:y2="6.676cm">
          <text:p/>
        </draw:line>
        <draw:frame draw:style-name="gr3" draw:text-style-name="P2" draw:layer="layout" svg:width="2.1cm" svg:height="1.55cm" svg:x="8.6cm" svg:y="9.126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76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76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726cm">
          <draw:text-box>
            <text:p>V<text:span text:style-name="T2">out</text:span> </text:p>
          </draw:text-box>
        </draw:frame>
        <draw:line draw:style-name="gr2" draw:text-style-name="P1" draw:layer="layout" svg:x1="8.7cm" svg:y1="6.676cm" svg:x2="6.706cm" svg:y2="6.629cm">
          <text:p/>
        </draw:line>
        <draw:line draw:style-name="gr2" draw:text-style-name="P1" draw:layer="layout" svg:x1="6.7cm" svg:y1="9.876cm" svg:x2="6.7cm" svg:y2="6.676cm">
          <text:p/>
        </draw:line>
        <draw:line draw:style-name="gr2" draw:text-style-name="P1" draw:layer="layout" svg:x1="13.494cm" svg:y1="6.676cm" svg:x2="9.4cm" svg:y2="6.6cm">
          <text:p/>
        </draw:line>
        <draw:frame draw:style-name="gr4" draw:layer="layout" svg:width="2.3cm" svg:height="1.95cm" svg:x="8.9cm" svg:y="4.876cm">
          <draw:text-box>
            <text:p>C</text:p>
          </draw:text-box>
        </draw:frame>
        <draw:frame draw:style-name="gr4" draw:layer="layout" svg:width="2.3cm" svg:height="1.95cm" svg:x="3.9cm" svg:y="8.126cm">
          <draw:text-box>
            <text:p>R </text:p>
          </draw:text-box>
        </draw:frame>
        <draw:custom-shape draw:style-name="gr5" draw:text-style-name="P1" draw:layer="layout" svg:width="2.3cm" svg:height="1cm" svg:x="3.7cm" svg:y="9.3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76cm" svg:x2="3.7cm" svg:y2="9.876cm">
          <text:p/>
        </draw:line>
        <draw:line draw:style-name="gr2" draw:text-style-name="P1" draw:layer="layout" svg:x1="4.3cm" svg:y1="11.476cm" svg:x2="4.3cm" svg:y2="14.076cm">
          <text:p/>
        </draw:line>
        <draw:line draw:style-name="gr2" draw:text-style-name="P1" draw:layer="layout" svg:x1="3.6cm" svg:y1="14.076cm" svg:x2="5.2cm" svg:y2="14.076cm">
          <text:p/>
        </draw:line>
        <draw:line draw:style-name="gr2" draw:text-style-name="P1" draw:layer="layout" svg:x1="3.9cm" svg:y1="14.376cm" svg:x2="4.9cm" svg:y2="14.376cm">
          <text:p/>
        </draw:line>
        <draw:line draw:style-name="gr2" draw:text-style-name="P1" draw:layer="layout" svg:x1="4.1cm" svg:y1="14.676cm" svg:x2="4.8cm" svg:y2="14.676cm">
          <text:p/>
        </draw:line>
        <draw:line draw:style-name="gr2" draw:text-style-name="P1" draw:layer="layout" svg:x1="8.7cm" svg:y1="6.1cm" svg:x2="8.7cm" svg:y2="7.2cm">
          <text:p/>
        </draw:line>
        <draw:line draw:style-name="gr2" draw:text-style-name="P1" draw:layer="layout" svg:x1="9.4cm" svg:y1="6.1cm" svg:x2="9.4cm" svg:y2="7.2cm">
          <text:p/>
        </draw:line>
        <draw:frame draw:style-name="gr7" draw:layer="layout" svg:width="8.9cm" svg:height="2.65cm" svg:x="1.6cm" svg:y="1.8cm">
          <draw:text-box>
            <text:p>b)</text:p>
          </draw:text-box>
        </draw:frame>
      </draw:page>
      <draw:page draw:name="page6" draw:style-name="dp1" draw:master-page-name="Oletus">
        <draw:frame draw:style-name="gr10" draw:layer="layout" svg:width="5.8cm" svg:height="1.3cm" svg:x="1.8cm" svg:y="1.8cm">
          <draw:text-box>
            <text:p>c)</text:p>
          </draw:text-box>
        </draw:frame>
        <draw:custom-shape draw:style-name="gr1" draw:text-style-name="P1" draw:layer="layout" svg:width="4.1cm" svg:height="3.9cm" draw:transform="rotate (1.5707963267949) translate (8.4cm 12.677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cm" svg:y1="9.9cm" svg:x2="8.4cm" svg:y2="9.877cm">
          <text:p/>
        </draw:line>
        <draw:line draw:style-name="gr2" draw:text-style-name="P1" draw:layer="layout" svg:x1="4.3cm" svg:y1="11.477cm" svg:x2="8.4cm" svg:y2="11.477cm">
          <text:p/>
        </draw:line>
        <draw:line draw:style-name="gr2" draw:text-style-name="P1" draw:layer="layout" svg:x1="12.3cm" svg:y1="10.577cm" svg:x2="16.4cm" svg:y2="10.577cm">
          <text:p/>
        </draw:line>
        <draw:line draw:style-name="gr2" draw:text-style-name="P1" draw:layer="layout" svg:x1="13.4cm" svg:y1="10.577cm" svg:x2="13.4cm" svg:y2="6.677cm">
          <text:p/>
        </draw:line>
        <draw:frame draw:style-name="gr3" draw:text-style-name="P2" draw:layer="layout" svg:width="2.1cm" svg:height="1.55cm" svg:x="8.6cm" svg:y="9.127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77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77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727cm">
          <draw:text-box>
            <text:p>V<text:span text:style-name="T2">out</text:span> </text:p>
          </draw:text-box>
        </draw:frame>
        <draw:line draw:style-name="gr2" draw:text-style-name="P1" draw:layer="layout" svg:x1="8.7cm" svg:y1="6.677cm" svg:x2="6.706cm" svg:y2="6.63cm">
          <text:p/>
        </draw:line>
        <draw:line draw:style-name="gr2" draw:text-style-name="P1" draw:layer="layout" svg:x1="6.7cm" svg:y1="9.877cm" svg:x2="6.7cm" svg:y2="6.677cm">
          <text:p/>
        </draw:line>
        <draw:line draw:style-name="gr2" draw:text-style-name="P1" draw:layer="layout" svg:x1="13.494cm" svg:y1="6.677cm" svg:x2="10.9cm" svg:y2="6.6cm">
          <text:p/>
        </draw:line>
        <draw:frame draw:style-name="gr11" draw:layer="layout" svg:width="2.3cm" svg:height="1.327cm" svg:x="4.1cm" svg:y="8.3cm">
          <draw:text-box>
            <text:p>C</text:p>
          </draw:text-box>
        </draw:frame>
        <draw:frame draw:style-name="gr4" draw:layer="layout" svg:width="2.3cm" svg:height="1.95cm" svg:x="9cm" svg:y="5cm">
          <draw:text-box>
            <text:p>R </text:p>
          </draw:text-box>
        </draw:frame>
        <draw:custom-shape draw:style-name="gr5" draw:text-style-name="P1" draw:layer="layout" svg:width="2.3cm" svg:height="1cm" svg:x="8.6cm" svg:y="6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77cm" svg:x2="4.3cm" svg:y2="9.9cm">
          <text:p/>
        </draw:line>
        <draw:line draw:style-name="gr2" draw:text-style-name="P1" draw:layer="layout" svg:x1="4.3cm" svg:y1="11.477cm" svg:x2="4.3cm" svg:y2="14.077cm">
          <text:p/>
        </draw:line>
        <draw:line draw:style-name="gr2" draw:text-style-name="P1" draw:layer="layout" svg:x1="3.6cm" svg:y1="14.077cm" svg:x2="5.2cm" svg:y2="14.077cm">
          <text:p/>
        </draw:line>
        <draw:line draw:style-name="gr2" draw:text-style-name="P1" draw:layer="layout" svg:x1="3.9cm" svg:y1="14.377cm" svg:x2="4.9cm" svg:y2="14.377cm">
          <text:p/>
        </draw:line>
        <draw:line draw:style-name="gr2" draw:text-style-name="P1" draw:layer="layout" svg:x1="4.1cm" svg:y1="14.677cm" svg:x2="4.8cm" svg:y2="14.677cm">
          <text:p/>
        </draw:line>
        <draw:line draw:style-name="gr2" draw:text-style-name="P1" draw:layer="layout" svg:x1="4.3cm" svg:y1="9.4cm" svg:x2="4.3cm" svg:y2="10.5cm">
          <text:p/>
        </draw:line>
        <draw:line draw:style-name="gr2" draw:text-style-name="P1" draw:layer="layout" svg:x1="5cm" svg:y1="9.4cm" svg:x2="5cm" svg:y2="10.5cm">
          <text:p/>
        </draw:line>
      </draw:page>
      <draw:page draw:name="page7" draw:style-name="dp1" draw:master-page-name="Oletus">
        <draw:frame draw:style-name="gr12" draw:layer="layout" svg:width="13.7cm" svg:height="2.612cm" svg:x="1.9cm" svg:y="1.6cm">
          <draw:text-box>
            <text:p>Tehtävä 3.</text:p>
            <text:p/>
            <text:p>a)</text:p>
          </draw:text-box>
        </draw:frame>
        <draw:custom-shape draw:style-name="gr1" draw:text-style-name="P1" draw:layer="layout" svg:width="4.1cm" svg:height="3.9cm" draw:transform="rotate (1.5707963267949) translate (8.4cm 12.677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9.877cm" svg:x2="8.4cm" svg:y2="9.877cm">
          <text:p/>
        </draw:line>
        <draw:line draw:style-name="gr2" draw:text-style-name="P1" draw:layer="layout" svg:x1="4.3cm" svg:y1="11.477cm" svg:x2="8.4cm" svg:y2="11.477cm">
          <text:p/>
        </draw:line>
        <draw:line draw:style-name="gr2" draw:text-style-name="P1" draw:layer="layout" svg:x1="12.3cm" svg:y1="10.577cm" svg:x2="16.4cm" svg:y2="10.577cm">
          <text:p/>
        </draw:line>
        <draw:line draw:style-name="gr2" draw:text-style-name="P1" draw:layer="layout" svg:x1="13.4cm" svg:y1="10.577cm" svg:x2="13.4cm" svg:y2="6.677cm">
          <text:p/>
        </draw:line>
        <draw:frame draw:style-name="gr3" draw:text-style-name="P2" draw:layer="layout" svg:width="2.1cm" svg:height="1.55cm" svg:x="8.6cm" svg:y="9.127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77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77cm">
          <draw:text-box>
            <text:p>V<text:span text:style-name="T2">in</text:span> </text:p>
          </draw:text-box>
        </draw:frame>
        <draw:frame draw:style-name="gr4" draw:layer="layout" svg:width="2.3cm" svg:height="1.95cm" svg:x="16.6cm" svg:y="9.727cm">
          <draw:text-box>
            <text:p>V<text:span text:style-name="T2">out</text:span> </text:p>
          </draw:text-box>
        </draw:frame>
        <draw:line draw:style-name="gr2" draw:text-style-name="P1" draw:layer="layout" svg:x1="8.7cm" svg:y1="6.677cm" svg:x2="6.7cm" svg:y2="6.7cm">
          <text:p/>
        </draw:line>
        <draw:line draw:style-name="gr2" draw:text-style-name="P1" draw:layer="layout" svg:x1="6.7cm" svg:y1="9.877cm" svg:x2="6.7cm" svg:y2="6.677cm">
          <text:p/>
        </draw:line>
        <draw:line draw:style-name="gr2" draw:text-style-name="P1" draw:layer="layout" svg:x1="13.494cm" svg:y1="6.677cm" svg:x2="10.9cm" svg:y2="6.63cm">
          <text:p/>
        </draw:line>
        <draw:custom-shape draw:style-name="gr5" draw:text-style-name="P1" draw:layer="layout" svg:width="2.3cm" svg:height="1cm" svg:x="8.7cm" svg:y="6.17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8.9cm" svg:y="4.877cm">
          <draw:text-box>
            <text:p>R<text:span text:style-name="T2">2</text:span> </text:p>
          </draw:text-box>
        </draw:frame>
        <draw:frame draw:style-name="gr4" draw:layer="layout" svg:width="2.3cm" svg:height="1.95cm" svg:x="3.9cm" svg:y="8.127cm">
          <draw:text-box>
            <text:p>R<text:span text:style-name="T2">1</text:span> </text:p>
          </draw:text-box>
        </draw:frame>
        <draw:custom-shape draw:style-name="gr5" draw:text-style-name="P1" draw:layer="layout" svg:width="2.3cm" svg:height="1cm" svg:x="3.7cm" svg:y="9.37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77cm" svg:x2="3.7cm" svg:y2="9.877cm">
          <text:p/>
        </draw:line>
        <draw:line draw:style-name="gr2" draw:text-style-name="P1" draw:layer="layout" svg:x1="4.3cm" svg:y1="11.477cm" svg:x2="4.3cm" svg:y2="14.077cm">
          <text:p/>
        </draw:line>
        <draw:line draw:style-name="gr2" draw:text-style-name="P1" draw:layer="layout" svg:x1="3.6cm" svg:y1="14.077cm" svg:x2="5.2cm" svg:y2="14.077cm">
          <text:p/>
        </draw:line>
        <draw:line draw:style-name="gr2" draw:text-style-name="P1" draw:layer="layout" svg:x1="3.9cm" svg:y1="14.377cm" svg:x2="4.9cm" svg:y2="14.377cm">
          <text:p/>
        </draw:line>
        <draw:line draw:style-name="gr2" draw:text-style-name="P1" draw:layer="layout" svg:x1="4.1cm" svg:y1="14.677cm" svg:x2="4.8cm" svg:y2="14.677cm">
          <text:p/>
        </draw:line>
      </draw:page>
      <draw:page draw:name="page8" draw:style-name="dp1" draw:master-page-name="Oletus">
        <draw:frame draw:style-name="gr13" draw:layer="layout" svg:width="7.6cm" svg:height="3.05cm" svg:x="2.1cm" svg:y="2.2cm">
          <draw:text-box>
            <text:p>b)</text:p>
          </draw:text-box>
        </draw:frame>
        <draw:custom-shape draw:style-name="gr1" draw:text-style-name="P1" draw:layer="layout" svg:width="4.1cm" svg:height="3.9cm" draw:transform="rotate (1.5707963267949) translate (8.4cm 12.676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9.876cm" svg:x2="8.4cm" svg:y2="9.876cm">
          <text:p/>
        </draw:line>
        <draw:line draw:style-name="gr2" draw:text-style-name="P1" draw:layer="layout" svg:x1="5.9cm" svg:y1="11.5cm" svg:x2="8.4cm" svg:y2="11.476cm">
          <text:p/>
        </draw:line>
        <draw:line draw:style-name="gr2" draw:text-style-name="P1" draw:layer="layout" svg:x1="12.3cm" svg:y1="10.576cm" svg:x2="16.4cm" svg:y2="10.576cm">
          <text:p/>
        </draw:line>
        <draw:line draw:style-name="gr2" draw:text-style-name="P1" draw:layer="layout" svg:x1="13.4cm" svg:y1="10.576cm" svg:x2="13.4cm" svg:y2="6.676cm">
          <text:p/>
        </draw:line>
        <draw:frame draw:style-name="gr3" draw:text-style-name="P2" draw:layer="layout" svg:width="2.1cm" svg:height="1.55cm" svg:x="8.6cm" svg:y="9.126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76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76cm">
          <draw:text-box>
            <text:p>V<text:span text:style-name="T2">1</text:span> </text:p>
          </draw:text-box>
        </draw:frame>
        <draw:frame draw:style-name="gr4" draw:layer="layout" svg:width="2.3cm" svg:height="1.95cm" svg:x="16.6cm" svg:y="9.726cm">
          <draw:text-box>
            <text:p>V<text:span text:style-name="T2">out</text:span> </text:p>
          </draw:text-box>
        </draw:frame>
        <draw:line draw:style-name="gr2" draw:text-style-name="P1" draw:layer="layout" svg:x1="8.7cm" svg:y1="6.676cm" svg:x2="6.706cm" svg:y2="6.629cm">
          <text:p/>
        </draw:line>
        <draw:line draw:style-name="gr2" draw:text-style-name="P1" draw:layer="layout" svg:x1="6.7cm" svg:y1="9.876cm" svg:x2="6.7cm" svg:y2="6.676cm">
          <text:p/>
        </draw:line>
        <draw:line draw:style-name="gr2" draw:text-style-name="P1" draw:layer="layout" svg:x1="13.494cm" svg:y1="6.676cm" svg:x2="10.9cm" svg:y2="6.629cm">
          <text:p/>
        </draw:line>
        <draw:custom-shape draw:style-name="gr5" draw:text-style-name="P1" draw:layer="layout" svg:width="2.3cm" svg:height="1cm" svg:x="8.7cm" svg:y="6.17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8.9cm" svg:y="4.876cm">
          <draw:text-box>
            <text:p>R<text:span text:style-name="T2">2</text:span> </text:p>
          </draw:text-box>
        </draw:frame>
        <draw:frame draw:style-name="gr4" draw:layer="layout" svg:width="2.3cm" svg:height="1.95cm" svg:x="3.9cm" svg:y="8.126cm">
          <draw:text-box>
            <text:p>R<text:span text:style-name="T2">1</text:span> </text:p>
          </draw:text-box>
        </draw:frame>
        <draw:custom-shape draw:style-name="gr5" draw:text-style-name="P1" draw:layer="layout" svg:width="2.3cm" svg:height="1cm" svg:x="3.7cm" svg:y="9.3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76cm" svg:x2="3.7cm" svg:y2="9.876cm">
          <text:p/>
        </draw:line>
        <draw:line draw:style-name="gr2" draw:text-style-name="P1" draw:layer="layout" svg:x1="6.4cm" svg:y1="11.5cm" svg:x2="6.4cm" svg:y2="14.1cm">
          <text:p/>
        </draw:line>
        <draw:line draw:style-name="gr2" draw:text-style-name="P1" draw:layer="layout" svg:x1="5.8cm" svg:y1="18.9cm" svg:x2="7.4cm" svg:y2="18.9cm">
          <text:p/>
        </draw:line>
        <draw:line draw:style-name="gr2" draw:text-style-name="P1" draw:layer="layout" svg:x1="6.1cm" svg:y1="19.2cm" svg:x2="7.1cm" svg:y2="19.2cm">
          <text:p/>
        </draw:line>
        <draw:line draw:style-name="gr2" draw:text-style-name="P1" draw:layer="layout" svg:x1="6.3cm" svg:y1="19.5cm" svg:x2="7cm" svg:y2="19.5cm">
          <text:p/>
        </draw:line>
        <draw:line draw:style-name="gr2" draw:text-style-name="P1" draw:layer="layout" svg:x1="6.5cm" svg:y1="16.3cm" svg:x2="6.5cm" svg:y2="18.9cm">
          <text:p/>
        </draw:line>
        <draw:custom-shape draw:style-name="gr5" draw:text-style-name="P1" draw:layer="layout" svg:width="2.3cm" svg:height="1cm" draw:transform="rotate (1.5707963267949) translate (6cm 16.4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cm" svg:y1="11.5cm" svg:x2="3.6cm" svg:y2="11.5cm">
          <text:p/>
        </draw:line>
        <draw:custom-shape draw:style-name="gr5" draw:text-style-name="P1" draw:layer="layout" svg:width="2.3cm" svg:height="1cm" svg:x="3.6cm" svg:y="1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1.3cm" svg:y="10.95cm">
          <draw:text-box>
            <text:p>V<text:span text:style-name="T2">2</text:span> </text:p>
          </draw:text-box>
        </draw:frame>
        <draw:frame draw:style-name="gr4" draw:layer="layout" svg:width="2.3cm" svg:height="1.95cm" svg:x="7.3cm" svg:y="15.1cm">
          <draw:text-box>
            <text:p>R<text:span text:style-name="T2">2</text:span> </text:p>
          </draw:text-box>
        </draw:frame>
      </draw:page>
      <draw:page draw:name="page9" draw:style-name="dp1" draw:master-page-name="Oletus">
        <draw:frame draw:style-name="gr14" draw:layer="layout" svg:width="8.2cm" svg:height="5.15cm" svg:x="1.5cm" svg:y="1.4cm">
          <draw:text-box>
            <text:p>c)</text:p>
          </draw:text-box>
        </draw:frame>
        <draw:custom-shape draw:style-name="gr1" draw:text-style-name="P1" draw:layer="layout" svg:width="4.1cm" svg:height="3.9cm" draw:transform="rotate (1.5707963267949) translate (8.4cm 12.676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9.876cm" svg:x2="8.4cm" svg:y2="9.876cm">
          <text:p/>
        </draw:line>
        <draw:line draw:style-name="gr2" draw:text-style-name="P1" draw:layer="layout" svg:x1="4.3cm" svg:y1="11.476cm" svg:x2="8.4cm" svg:y2="11.476cm">
          <text:p/>
        </draw:line>
        <draw:line draw:style-name="gr2" draw:text-style-name="P1" draw:layer="layout" svg:x1="12.3cm" svg:y1="10.576cm" svg:x2="16.4cm" svg:y2="10.576cm">
          <text:p/>
        </draw:line>
        <draw:line draw:style-name="gr2" draw:text-style-name="P1" draw:layer="layout" svg:x1="13.4cm" svg:y1="10.576cm" svg:x2="13.4cm" svg:y2="6.676cm">
          <text:p/>
        </draw:line>
        <draw:frame draw:style-name="gr3" draw:text-style-name="P2" draw:layer="layout" svg:width="2.1cm" svg:height="1.55cm" svg:x="8.6cm" svg:y="9.126cm">
          <draw:text-box>
            <text:p text:style-name="P2"><text:span text:style-name="T1">-</text:span></text:p>
          </draw:text-box>
        </draw:frame>
        <draw:frame draw:style-name="gr3" draw:text-style-name="P2" draw:layer="layout" svg:width="2.1cm" svg:height="1.55cm" svg:x="8.6cm" svg:y="10.576cm">
          <draw:text-box>
            <text:p text:style-name="P2"><text:span text:style-name="T1">+</text:span></text:p>
          </draw:text-box>
        </draw:frame>
        <draw:frame draw:style-name="gr4" draw:layer="layout" svg:width="2.3cm" svg:height="1.95cm" svg:x="1.8cm" svg:y="9.176cm">
          <draw:text-box>
            <text:p>V<text:span text:style-name="T2">2</text:span> </text:p>
          </draw:text-box>
        </draw:frame>
        <draw:frame draw:style-name="gr4" draw:layer="layout" svg:width="2.3cm" svg:height="1.95cm" svg:x="16.6cm" svg:y="9.726cm">
          <draw:text-box>
            <text:p>V<text:span text:style-name="T2">out</text:span> </text:p>
          </draw:text-box>
        </draw:frame>
        <draw:line draw:style-name="gr2" draw:text-style-name="P1" draw:layer="layout" svg:x1="8.7cm" svg:y1="6.676cm" svg:x2="5.7cm" svg:y2="6.6cm">
          <text:p/>
        </draw:line>
        <draw:line draw:style-name="gr2" draw:text-style-name="P1" draw:layer="layout" svg:x1="6.7cm" svg:y1="9.876cm" svg:x2="6.7cm" svg:y2="6.676cm">
          <text:p/>
        </draw:line>
        <draw:line draw:style-name="gr2" draw:text-style-name="P1" draw:layer="layout" svg:x1="13.494cm" svg:y1="6.676cm" svg:x2="10.9cm" svg:y2="6.629cm">
          <text:p/>
        </draw:line>
        <draw:custom-shape draw:style-name="gr5" draw:text-style-name="P1" draw:layer="layout" svg:width="2.3cm" svg:height="1cm" svg:x="8.7cm" svg:y="6.17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8.9cm" svg:y="4.876cm">
          <draw:text-box>
            <text:p>R<text:span text:style-name="T2">3</text:span> </text:p>
          </draw:text-box>
        </draw:frame>
        <draw:frame draw:style-name="gr4" draw:layer="layout" svg:width="2.3cm" svg:height="1.95cm" svg:x="3.9cm" svg:y="8.126cm">
          <draw:text-box>
            <text:p>R<text:span text:style-name="T2">2</text:span> </text:p>
          </draw:text-box>
        </draw:frame>
        <draw:custom-shape draw:style-name="gr5" draw:text-style-name="P1" draw:layer="layout" svg:width="2.3cm" svg:height="1cm" svg:x="3.7cm" svg:y="9.3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cm" svg:y1="9.876cm" svg:x2="3.7cm" svg:y2="9.876cm">
          <text:p/>
        </draw:line>
        <draw:line draw:style-name="gr2" draw:text-style-name="P1" draw:layer="layout" svg:x1="4.3cm" svg:y1="11.476cm" svg:x2="4.3cm" svg:y2="14.076cm">
          <text:p/>
        </draw:line>
        <draw:line draw:style-name="gr2" draw:text-style-name="P1" draw:layer="layout" svg:x1="3.6cm" svg:y1="14.076cm" svg:x2="5.2cm" svg:y2="14.076cm">
          <text:p/>
        </draw:line>
        <draw:line draw:style-name="gr2" draw:text-style-name="P1" draw:layer="layout" svg:x1="3.9cm" svg:y1="14.376cm" svg:x2="4.9cm" svg:y2="14.376cm">
          <text:p/>
        </draw:line>
        <draw:line draw:style-name="gr2" draw:text-style-name="P1" draw:layer="layout" svg:x1="4.1cm" svg:y1="14.676cm" svg:x2="4.8cm" svg:y2="14.676cm">
          <text:p/>
        </draw:line>
        <draw:line draw:style-name="gr2" draw:text-style-name="P1" draw:layer="layout" svg:x1="3.4cm" svg:y1="6.6cm" svg:x2="2cm" svg:y2="6.6cm">
          <text:p/>
        </draw:line>
        <draw:custom-shape draw:style-name="gr5" draw:text-style-name="P1" draw:layer="layout" svg:width="2.3cm" svg:height="1cm" svg:x="3.4cm" svg:y="6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3cm" svg:height="1.95cm" svg:x="3.5cm" svg:y="4.9cm">
          <draw:text-box>
            <text:p>R<text:span text:style-name="T2">1</text:span> </text:p>
          </draw:text-box>
        </draw:frame>
        <draw:frame draw:style-name="gr4" draw:layer="layout" svg:width="2.3cm" svg:height="1.95cm" svg:x="1.1cm" svg:y="5.5cm">
          <draw:text-box>
            <text:p>V<text:span text:style-name="T2">1</text:span> </text:p>
          </draw:text-box>
        </draw:frame>
        <draw:frame draw:style-name="gr15" draw:layer="layout" svg:width="15.5cm" svg:height="2.7cm" svg:x="3.2cm" svg:y="1.8cm">
          <draw:text-box>
            <text:p>Summing amplifier, vahvistimella toteutettu summain </text:p>
          </draw:text-box>
        </draw:frame>
      </draw:page>
      <draw:page draw:name="page10" draw:style-name="dp1" draw:master-page-name="Oletus">
        <draw:frame draw:style-name="gr16" draw:layer="layout" svg:width="7.8cm" svg:height="2.85cm" svg:x="2.6cm" svg:y="2.4cm">
          <draw:text-box>
            <text:p>d) Instrumentation amplifier, instrumentointivahvistin</text:p>
          </draw:text-box>
        </draw:frame>
        <draw:custom-shape draw:style-name="gr1" draw:text-style-name="P1" draw:layer="layout" svg:width="3.574cm" svg:height="3.4cm" draw:transform="rotate (1.5707963267949) translate (2.7cm 23.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3.946cm" svg:y1="16.869cm" svg:x2="17.52cm" svg:y2="16.869cm">
          <text:p/>
        </draw:line>
        <draw:line draw:style-name="gr2" draw:text-style-name="P1" draw:layer="layout" svg:x1="14.905cm" svg:y1="16.869cm" svg:x2="14.9cm" svg:y2="12.3cm">
          <text:p/>
        </draw:line>
        <draw:frame draw:style-name="gr17" draw:text-style-name="P2" draw:layer="layout" svg:width="1.83cm" svg:height="1.479cm" svg:x="2.875cm" svg:y="20.305cm">
          <draw:text-box>
            <text:p text:style-name="P2"><text:span text:style-name="T1">-</text:span></text:p>
          </draw:text-box>
        </draw:frame>
        <draw:frame draw:style-name="gr18" draw:text-style-name="P2" draw:layer="layout" svg:width="1.83cm" svg:height="1.479cm" svg:x="2.875cm" svg:y="21.569cm">
          <draw:text-box>
            <text:p text:style-name="P2"><text:span text:style-name="T1">+</text:span></text:p>
          </draw:text-box>
        </draw:frame>
        <draw:frame draw:style-name="gr19" draw:layer="layout" svg:width="2.005cm" svg:height="1.7cm" svg:x="17.695cm" svg:y="16.128cm">
          <draw:text-box>
            <text:p>V<text:span text:style-name="T2">out</text:span> </text:p>
          </draw:text-box>
        </draw:frame>
        <draw:line draw:style-name="gr2" draw:text-style-name="P1" draw:layer="layout" svg:x1="14.8cm" svg:y1="12.4cm" svg:x2="12.739cm" svg:y2="12.4cm">
          <text:p/>
        </draw:line>
        <draw:custom-shape draw:style-name="gr5" draw:text-style-name="P1" draw:layer="layout" svg:width="2.005cm" svg:height="0.872cm" svg:x="10.7cm" svg:y="1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.005cm" svg:height="1.5cm" svg:x="10.982cm" svg:y="10.4cm">
          <draw:text-box>
            <text:p>R<text:span text:style-name="T2">3</text:span> </text:p>
          </draw:text-box>
        </draw:frame>
        <draw:custom-shape draw:style-name="gr5" draw:text-style-name="P1" draw:layer="layout" svg:width="2.005cm" svg:height="0.872cm" svg:x="7.6cm" svg:y="1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005cm" svg:height="0.872cm" svg:x="7.595cm" svg:y="21.02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005cm" svg:height="0.872cm" svg:x="11.995cm" svg:y="2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005cm" svg:height="0.872cm" draw:transform="rotate (1.5707963267949) translate (6.028cm 15.00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005cm" svg:height="0.872cm" draw:transform="rotate (1.5707963267949) translate (6.028cm 17.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005cm" svg:height="0.872cm" draw:transform="rotate (1.5707963267949) translate (6.1cm 20.70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3.574cm" svg:height="3.4cm" draw:transform="rotate (1.5707963267949) translate (2.4cm 14.17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" draw:layer="layout" svg:width="1.83cm" svg:height="1.479cm" svg:x="2.575cm" svg:y="11.079cm">
          <draw:text-box>
            <text:p text:style-name="P2"><text:span text:style-name="T1">+</text:span></text:p>
          </draw:text-box>
        </draw:frame>
        <draw:frame draw:style-name="gr18" draw:text-style-name="P2" draw:layer="layout" svg:width="1.83cm" svg:height="1.479cm" svg:x="2.575cm" svg:y="12.343cm">
          <draw:text-box>
            <text:p text:style-name="P2"><text:span text:style-name="T1">-</text:span></text:p>
          </draw:text-box>
        </draw:frame>
        <draw:line draw:style-name="gr2" draw:text-style-name="P1" draw:layer="layout" svg:x1="6.5cm" svg:y1="18.7cm" svg:x2="6.5cm" svg:y2="17.7cm">
          <text:p/>
        </draw:line>
        <draw:line draw:style-name="gr2" draw:text-style-name="P1" draw:layer="layout" svg:x1="6.4cm" svg:y1="15.7cm" svg:x2="6.4cm" svg:y2="15cm">
          <text:p/>
        </draw:line>
        <draw:custom-shape draw:style-name="gr1" draw:text-style-name="P1" draw:layer="layout" svg:width="3.574cm" svg:height="3.4cm" draw:transform="rotate (1.5707963267949) translate (10.6cm 18.67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" draw:layer="layout" svg:width="1.83cm" svg:height="1.479cm" svg:x="10.775cm" svg:y="15.579cm">
          <draw:text-box>
            <text:p text:style-name="P2"><text:span text:style-name="T1">-</text:span></text:p>
          </draw:text-box>
        </draw:frame>
        <draw:frame draw:style-name="gr18" draw:text-style-name="P2" draw:layer="layout" svg:width="1.83cm" svg:height="1.479cm" svg:x="10.775cm" svg:y="16.843cm">
          <draw:text-box>
            <text:p text:style-name="P2"><text:span text:style-name="T1">+</text:span></text:p>
          </draw:text-box>
        </draw:frame>
        <draw:line draw:style-name="gr2" draw:text-style-name="P1" draw:layer="layout" svg:x1="10.7cm" svg:y1="12.4cm" svg:x2="9.6cm" svg:y2="12.4cm">
          <text:p/>
        </draw:line>
        <draw:line draw:style-name="gr2" draw:text-style-name="P1" draw:layer="layout" svg:x1="7.6cm" svg:y1="12.4cm" svg:x2="5.8cm" svg:y2="12.4cm">
          <text:p/>
        </draw:line>
        <draw:line draw:style-name="gr2" draw:text-style-name="P1" draw:layer="layout" svg:x1="6.4cm" svg:y1="13cm" svg:x2="6.4cm" svg:y2="12.4cm">
          <text:p/>
        </draw:line>
        <draw:line draw:style-name="gr2" draw:text-style-name="P1" draw:layer="layout" svg:x1="12cm" svg:y1="21.5cm" svg:x2="9.6cm" svg:y2="21.4cm">
          <text:p/>
        </draw:line>
        <draw:line draw:style-name="gr2" draw:text-style-name="P1" draw:layer="layout" svg:x1="7.6cm" svg:y1="21.6cm" svg:x2="6.1cm" svg:y2="21.6cm">
          <text:p/>
        </draw:line>
        <draw:line draw:style-name="gr2" draw:text-style-name="P1" draw:layer="layout" svg:x1="6.6cm" svg:y1="21.6cm" svg:x2="6.6cm" svg:y2="20.7cm">
          <text:p/>
        </draw:line>
        <draw:line draw:style-name="gr2" draw:text-style-name="P1" draw:layer="layout" svg:x1="16.399cm" svg:y1="21.631cm" svg:x2="14cm" svg:y2="21.569cm">
          <text:p/>
        </draw:line>
        <draw:line draw:style-name="gr2" draw:text-style-name="P1" draw:layer="layout" svg:x1="16.4cm" svg:y1="21.6cm" svg:x2="16.4cm" svg:y2="23.3cm">
          <text:p/>
        </draw:line>
        <draw:line draw:style-name="gr2" draw:text-style-name="P1" draw:layer="layout" svg:x1="15.6cm" svg:y1="23.3cm" svg:x2="17.2cm" svg:y2="23.3cm">
          <text:p/>
        </draw:line>
        <draw:line draw:style-name="gr2" draw:text-style-name="P1" draw:layer="layout" svg:x1="15.9cm" svg:y1="23.6cm" svg:x2="16.9cm" svg:y2="23.6cm">
          <text:p/>
        </draw:line>
        <draw:line draw:style-name="gr2" draw:text-style-name="P1" draw:layer="layout" svg:x1="16.1cm" svg:y1="23.9cm" svg:x2="16.8cm" svg:y2="23.9cm">
          <text:p/>
        </draw:line>
        <draw:line draw:style-name="gr2" draw:text-style-name="P1" draw:layer="layout" svg:x1="9.9cm" svg:y1="21.469cm" svg:x2="9.9cm" svg:y2="17.8cm">
          <text:p/>
        </draw:line>
        <draw:line draw:style-name="gr2" draw:text-style-name="P1" draw:layer="layout" svg:x1="10cm" svg:y1="16.3cm" svg:x2="10cm" svg:y2="12.4cm">
          <text:p/>
        </draw:line>
        <draw:line draw:style-name="gr2" draw:text-style-name="P1" draw:layer="layout" svg:x1="10.6cm" svg:y1="16.2cm" svg:x2="10cm" svg:y2="16.2cm">
          <text:p/>
        </draw:line>
        <draw:line draw:style-name="gr2" draw:text-style-name="P1" draw:layer="layout" svg:x1="10.6cm" svg:y1="17.8cm" svg:x2="9.9cm" svg:y2="17.8cm">
          <text:p/>
        </draw:line>
        <draw:line draw:style-name="gr2" draw:text-style-name="P1" draw:layer="layout" svg:x1="2.6cm" svg:y1="22.5cm" svg:x2="1.9cm" svg:y2="22.5cm">
          <text:p/>
        </draw:line>
        <draw:line draw:style-name="gr2" draw:text-style-name="P1" draw:layer="layout" svg:x1="6.5cm" svg:y1="18.2cm" svg:x2="1.9cm" svg:y2="18.1cm">
          <text:p/>
        </draw:line>
        <draw:line draw:style-name="gr2" draw:text-style-name="P1" draw:layer="layout" svg:x1="6.4cm" svg:y1="15.3cm" svg:x2="1.8cm" svg:y2="15.2cm">
          <text:p/>
        </draw:line>
        <draw:line draw:style-name="gr2" draw:text-style-name="P1" draw:layer="layout" svg:x1="2.4cm" svg:y1="13.1cm" svg:x2="1.8cm" svg:y2="13.1cm">
          <text:p/>
        </draw:line>
        <draw:line draw:style-name="gr2" draw:text-style-name="P1" draw:layer="layout" svg:x1="1.8cm" svg:y1="15.2cm" svg:x2="1.8cm" svg:y2="13cm">
          <text:p/>
        </draw:line>
        <draw:line draw:style-name="gr2" draw:text-style-name="P1" draw:layer="layout" svg:x1="1.9cm" svg:y1="20.8cm" svg:x2="1.9cm" svg:y2="18cm">
          <text:p/>
        </draw:line>
        <draw:line draw:style-name="gr2" draw:text-style-name="P1" draw:layer="layout" svg:x1="2.7cm" svg:y1="20.8cm" svg:x2="1.9cm" svg:y2="20.8cm">
          <text:p/>
        </draw:line>
        <draw:frame draw:style-name="gr20" draw:layer="layout" svg:width="2.005cm" svg:height="1.5cm" svg:x="0.895cm" svg:y="22.3cm">
          <draw:text-box>
            <text:p>V<text:span text:style-name="T2">2</text:span> </text:p>
          </draw:text-box>
        </draw:frame>
        <draw:frame draw:style-name="gr21" draw:layer="layout" svg:width="2.005cm" svg:height="1.4cm" svg:x="0.795cm" svg:y="10.8cm">
          <draw:text-box>
            <text:p>V<text:span text:style-name="T2">1</text:span> </text:p>
          </draw:text-box>
        </draw:frame>
        <draw:line draw:style-name="gr2" draw:text-style-name="P1" draw:layer="layout" svg:x1="2.4cm" svg:y1="11.5cm" svg:x2="1.8cm" svg:y2="11.5cm">
          <text:p/>
        </draw:line>
        <draw:frame draw:style-name="gr20" draw:layer="layout" svg:width="2.005cm" svg:height="1.5cm" svg:x="12.395cm" svg:y="22.1cm">
          <draw:text-box>
            <text:p>R<text:span text:style-name="T2">3</text:span> </text:p>
          </draw:text-box>
        </draw:frame>
        <draw:frame draw:style-name="gr20" draw:layer="layout" svg:width="2.005cm" svg:height="1.5cm" svg:x="7.595cm" svg:y="10.5cm">
          <draw:text-box>
            <text:p>R<text:span text:style-name="T2">2</text:span> </text:p>
          </draw:text-box>
        </draw:frame>
        <draw:frame draw:style-name="gr20" draw:layer="layout" svg:width="2.005cm" svg:height="1.5cm" svg:x="12.396cm" svg:y="22.1cm">
          <draw:text-box>
            <text:p>R<text:span text:style-name="T2">3</text:span> </text:p>
          </draw:text-box>
        </draw:frame>
        <draw:frame draw:style-name="gr20" draw:layer="layout" svg:width="2.005cm" svg:height="1.5cm" svg:x="7.895cm" svg:y="22.2cm">
          <draw:text-box>
            <text:p>R<text:span text:style-name="T2">2</text:span> </text:p>
          </draw:text-box>
        </draw:frame>
        <draw:frame draw:style-name="gr20" draw:layer="layout" svg:width="2.005cm" svg:height="1.5cm" svg:x="7.195cm" svg:y="19cm">
          <draw:text-box>
            <text:p>R<text:span text:style-name="T2">1</text:span> </text:p>
          </draw:text-box>
        </draw:frame>
        <draw:frame draw:style-name="gr20" draw:layer="layout" svg:width="2.005cm" svg:height="1.5cm" svg:x="6.995cm" svg:y="16.2cm">
          <draw:text-box>
            <text:p>R<text:span text:style-name="T2">gain</text:span> </text:p>
          </draw:text-box>
        </draw:frame>
        <draw:frame draw:style-name="gr20" draw:layer="layout" svg:width="2.005cm" svg:height="1.5cm" svg:x="6.995cm" svg:y="13.4cm">
          <draw:text-box>
            <text:p>R<text:span text:style-name="T2">1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5T21:40:13.140148269</meta:creation-date>
    <dc:date>2014-04-15T23:56:49.087556293</dc:date>
    <meta:editing-duration>PT2H6M2S</meta:editing-duration>
    <meta:editing-cycles>8</meta:editing-cycles>
    <meta:generator>LibreOffice/4.2.3.3$Linux_X86_64 LibreOffice_project/420m0$Build-3</meta:generator>
    <meta:document-statistic meta:object-count="250"/>
  </office:meta>
</office:document-meta>
</file>